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417cm" fo:min-width="0.75cm" fo:padding-top="0.14cm" fo:padding-bottom="0.14cm" fo:padding-left="0.265cm" fo:padding-right="0.265cm"/>
    </style:style>
    <style:style style:name="gr5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000000" draw:marker-start-width="0.25cm" draw:marker-end="Linienspitzen_20_1" draw:marker-end-width="0.1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103cm" svg:y1="1.557cm" svg:x2="2.397cm" svg:y2="1.557cm">
          <text:p/>
        </draw:line>
        <draw:custom-shape draw:style-name="gr2" draw:text-style-name="P2" draw:layer="layout" svg:width="0.2cm" svg:height="0.2cm" svg:x="0.951cm" svg:y="1.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latex§$U_{\mathrm{D}}$§svg§600§TRUE§</svg:desc>
          <draw:g>
            <draw:path draw:style-name="gr3" draw:text-style-name="P3" draw:layer="layout" svg:width="0.339cm" svg:height="0.343cm" svg:x="0.838cm" svg:y="2.068cm" svg:viewBox="0 0 340 344" svg:d="M278 52c6-20 14-35 53-37 3 0 9 0 9-9-3-2 0-6-7-6-16 0-32 1-49 1s-35-1-52-1c-3 0-8 0-8 10 0 5 4 5 8 5 28 0 34 11 34 21 0 2-2 10-2 11-15 58-30 117-45 175-16 65-72 107-121 107-34 0-60-21-60-63 0-1 0-16 5-39 16-63 32-126 48-189 4-17 5-23 42-23 12 0 15 0 15-9 0-6-4-6-5-6-14 0-51 1-63 1-16 0-51-1-65-1-2 0-8 0-8 10 0 5 4 5 13 5 1 0 11 0 19 2 9 0 13 1 13 7 0 2-6 23-9 35-3 14-6 28-9 43-6 19-28 111-31 120-3 14-3 22-3 29 0 59 45 93 96 93 62 0 122-55 139-120 14-57 29-115 43-172z">
              <text:p/>
            </draw:path>
            <draw:path draw:style-name="gr3" draw:text-style-name="P3" draw:layer="layout" svg:width="0.251cm" svg:height="0.233cm" svg:x="1.159cm" svg:y="2.241cm" svg:viewBox="0 0 252 234" svg:d="M0 0c0 4 0 8 0 13 3 0 6 0 8 0 27 0 27 4 27 15 0 59 0 119 0 178 0 12 0 16-27 16-2 0-5 0-8 0 0 4 0 8 0 12 45 0 90 0 136 0 63 0 116-50 116-115s-52-119-116-119c-46 0-91 0-136 0zM84 222c-17 0-17-3-17-14 0-61 0-121 0-182 0-11 0-13 17-13 14 0 28 0 42 0 29 0 54 12 70 32 15 19 19 44 19 74 0 40-10 61-21 75-15 17-40 28-68 28-14 0-28 0-42 0z">
              <text:p/>
            </draw:path>
          </draw:g>
        </draw:g>
        <draw:custom-shape draw:style-name="gr4" draw:text-style-name="P4" draw:layer="layout" svg:width="2.5cm" svg:height="2cm" draw:transform="rotate (-1.5707963267949) translate (4.4cm 0.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.119cm" svg:y1="2.858cm" svg:x2="2.413cm" svg:y2="2.858cm">
          <text:p/>
        </draw:line>
        <draw:custom-shape draw:style-name="gr2" draw:text-style-name="P2" draw:layer="layout" svg:width="0.2cm" svg:height="0.2cm" svg:x="0.963cm" svg:y="2.77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latex§$+$§svg§600§TRUE§</svg:desc>
          <draw:g>
            <draw:path draw:style-name="gr3" draw:text-style-name="P3" draw:layer="layout" svg:width="0.322cm" svg:height="0.324cm" svg:x="2.538cm" svg:y="1.369cm" svg:viewBox="0 0 323 325" svg:d="M171 172c45 0 90 0 135 0 7 0 17 0 17-9s-10-10-17-10c-45 0-90 0-135 0 0-45 0-91 0-136 0-7 0-17-9-17-10 0-10 10-10 17 0 45 0 91 0 136-46 0-91 0-137 0-7 0-15 1-15 10s8 9 15 9c46 0 91 0 137 0 0 45 0 91 0 136 0 7 0 17 10 17 9 0 9-10 9-17 0-45 0-91 0-136z">
              <text:p/>
            </draw:path>
          </draw:g>
        </draw:g>
        <draw:g>
          <svg:title>TexMaths</svg:title>
          <svg:desc>14§latex§$-$§svg§600§TRUE§</svg:desc>
          <draw:g>
            <draw:path draw:style-name="gr3" draw:text-style-name="P3" draw:layer="layout" svg:width="0.297cm" svg:height="0.019cm" svg:x="2.539cm" svg:y="2.87cm" svg:viewBox="0 0 298 20" svg:d="M282 20c8 0 16 0 16-10s-8-10-16-10c-89 0-177 0-265 0-9 0-17 0-17 10s8 10 17 10c88 0 176 0 265 0z">
              <text:p/>
            </draw:path>
          </draw:g>
        </draw:g>
        <draw:line draw:style-name="gr5" draw:text-style-name="P1" draw:layer="layout" svg:x1="3.05cm" svg:y1="2.2cm" svg:x2="3.05cm" svg:y2="2.54cm">
          <text:p/>
        </draw:line>
        <draw:line draw:style-name="gr5" draw:text-style-name="P1" draw:layer="layout" svg:x1="6.04cm" svg:y1="2.211cm" svg:x2="3.04cm" svg:y2="2.211cm">
          <text:p/>
        </draw:line>
        <draw:custom-shape draw:style-name="gr2" draw:text-style-name="P2" draw:layer="layout" svg:width="0.2cm" svg:height="0.2cm" svg:x="5.951cm" svg:y="2.1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34cm" svg:y1="2.567cm" svg:x2="2.74cm" svg:y2="2.567cm">
          <text:p/>
        </draw:line>
        <draw:line draw:style-name="gr6" draw:text-style-name="P1" draw:layer="layout" svg:x1="3.24cm" svg:y1="2.667cm" svg:x2="2.84cm" svg:y2="2.667cm">
          <text:p/>
        </draw:line>
        <draw:line draw:style-name="gr6" draw:text-style-name="P1" draw:layer="layout" svg:x1="3.14cm" svg:y1="2.767cm" svg:x2="2.94cm" svg:y2="2.767cm">
          <text:p/>
        </draw:line>
        <draw:g>
          <svg:title>TexMaths</svg:title>
          <svg:desc>14§latex§$U_{\mathrm{a}}$§svg§600§TRUE§</svg:desc>
          <draw:g>
            <draw:path draw:style-name="gr3" draw:text-style-name="P3" draw:layer="layout" svg:width="0.338cm" svg:height="0.343cm" svg:x="5.84cm" svg:y="2.57cm" svg:viewBox="0 0 339 344" svg:d="M278 52c5-21 14-35 53-37 2 0 8 0 8-9-2-2 0-6-6-6-16 0-33 1-50 1s-35-1-50-1c-4 0-10 0-10 10 0 5 6 5 10 5 26 0 32 11 32 21 0 2 0 10-1 11-15 59-29 117-44 175-16 64-72 107-121 107-33 0-60-21-60-64 2-13 0-15 6-38 15-63 31-126 47-189 4-18 4-23 41-23 12 0 16 0 16-9 0-6-5-6-7-6-14 0-49 1-62 1-14 0-49-1-63-1-4 0-10 0-10 10 0 5 6 5 14 5 1 0 11 0 18 2 10 0 14 1 14 7 0 2-6 23-8 35-4 14-8 28-12 43-4 18-27 111-29 120-4 14-4 21-4 29 0 59 45 93 96 93 62 0 123-55 138-119 15-58 29-116 44-173z">
              <text:p/>
            </draw:path>
            <draw:path draw:style-name="gr3" draw:text-style-name="P3" draw:layer="layout" svg:width="0.169cm" svg:height="0.155cm" svg:x="6.161cm" svg:y="2.824cm" svg:viewBox="0 0 170 156" svg:d="M134 61c0-18 0-30-17-43-14-12-31-18-50-18-32 0-56 13-56 33 0 12 9 17 17 17 10 0 17-7 17-15 0-7-3-14-13-17 13-8 32-8 34-8 19 0 40 12 40 42 0 3 0 6 0 9-18 2-42 3-66 12-30 11-40 30-40 46 0 29 35 37 60 37 26 0 43-15 50-29 2 14 10 28 27 28 11-11 33 0 33-34 0-6 0-12 0-18-4 0-7 0-11 0 0 6 0 12 0 18 0 5 0 20-13 20-12 0-12-15-12-20 0-20 0-40 0-60zM106 105c0 33-28 41-43 41-18 0-35-11-35-27 0-20 17-46 78-48 0 11 0 22 0 34z">
              <text:p/>
            </draw:path>
          </draw:g>
        </draw:g>
        <draw:line draw:style-name="gr5" draw:text-style-name="P1" draw:layer="layout" svg:x1="6.05cm" svg:y1="3.3cm" svg:x2="6.05cm" svg:y2="4.14cm">
          <text:p/>
        </draw:line>
        <draw:custom-shape draw:style-name="gr2" draw:text-style-name="P2" draw:layer="layout" svg:width="0.2cm" svg:height="0.2cm" svg:x="5.951cm" svg:y="3.2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34cm" svg:y1="4.167cm" svg:x2="5.74cm" svg:y2="4.167cm">
          <text:p/>
        </draw:line>
        <draw:line draw:style-name="gr6" draw:text-style-name="P1" draw:layer="layout" svg:x1="6.24cm" svg:y1="4.267cm" svg:x2="5.84cm" svg:y2="4.267cm">
          <text:p/>
        </draw:line>
        <draw:line draw:style-name="gr6" draw:text-style-name="P1" draw:layer="layout" svg:x1="6.14cm" svg:y1="4.367cm" svg:x2="5.94cm" svg:y2="4.367cm">
          <text:p/>
        </draw:line>
        <draw:g>
          <svg:title>TexMaths</svg:title>
          <svg:desc>14§latex§$I_{P}$§svg§600§TRUE§</svg:desc>
          <draw:g>
            <draw:path draw:style-name="gr3" draw:text-style-name="P3" draw:layer="layout" svg:width="0.225cm" svg:height="0.332cm" svg:x="1.539cm" svg:y="0.97cm" svg:viewBox="0 0 226 333" svg:d="M166 38c4-18 6-23 45-23 12 0 15 0 15-9 0-6-6-6-7-6-14 0-50 1-64 1-16 0-50-1-66-1-3 0-9 0-9 10 0 5 4 5 13 5 21 0 34 0 34 10 0 1 0 3-1 7-22 88-44 176-66 263-4 19-6 24-45 24-11 0-15 0-15 10 0 4 6 4 7 4 14 0 50-1 64-1 15 0 52 1 66 1 4 0 9 0 9-8 0-6-4-6-13-6-10 0-12 0-21-1-12-2-13-3-13-9 0-4 0-8 1-11 22-87 44-173 66-260z">
              <text:p/>
            </draw:path>
            <draw:path draw:style-name="gr3" draw:text-style-name="P3" draw:layer="layout" svg:width="0.26cm" svg:height="0.233cm" svg:x="1.762cm" svg:y="1.143cm" svg:viewBox="0 0 261 234" svg:d="M92 128c21 0 41 0 61 0 59 0 108-37 108-74 0-29-28-54-75-54-40 0-80 0-120 0-7 0-12 0-12 8 0 5 5 5 13 5 4 0 6 0 13 1 6 0 6 1 6 4 0 2 0 3-1 8-15 60-30 120-45 180-4 13-4 16-30 16-6 0-10 0-10 8 2 1 0 4 6 4 9 0 33-1 43-1 7 0 18 0 24 0 7 1 15 1 22 1 3 0 7 0 7-7 0-5-4-5-11-5-5 0-6 0-13 0-8-2-8-3-8-6 0-2 0-3 1-7 7-27 14-54 21-81zM117 25c3-11 3-12 17-12 13 0 27 0 40 0 32 0 52 9 52 34 0 10-4 38-21 53-12 10-32 17-57 17-18 0-36 0-55 0 8-31 16-61 24-92z">
              <text:p/>
            </draw:path>
          </draw:g>
        </draw:g>
        <draw:g>
          <svg:title>TexMaths</svg:title>
          <svg:desc>14§latex§$I_{N}$§svg§600§TRUE§</svg:desc>
          <draw:g>
            <draw:path draw:style-name="gr3" draw:text-style-name="P3" draw:layer="layout" svg:width="0.225cm" svg:height="0.332cm" svg:x="1.539cm" svg:y="3.172cm" svg:viewBox="0 0 226 333" svg:d="M166 38c4-17 6-23 45-23 13 0 15 0 15-9 0-6-4-6-7-6-14 0-50 1-64 1-15 0-50-1-66-1-2 0-9 0-9 10 0 5 4 5 14 5 21 0 33 0 33 10 0 1 0 3 0 7-22 88-45 176-67 264-4 18-6 22-45 22-11 0-15 0-15 10 0 5 6 5 7 5 15 0 50-1 64-1 16 0 52 1 66 1 4 0 10 0 10-8 0-7-4-7-14-7s-11 0-21 0c-11-2-13-3-13-8s2-9 2-12c21-87 43-173 65-260z">
              <text:p/>
            </draw:path>
            <draw:path draw:style-name="gr3" draw:text-style-name="P3" draw:layer="layout" svg:width="0.305cm" svg:height="0.233cm" svg:x="1.761cm" svg:y="3.345cm" svg:viewBox="0 0 306 234" svg:d="M263 38c2-13 8-24 36-25 1 0 7 0 7-7 0-3-1-6-6-6-11 0-23 1-35 1-8 0-29-1-36-1-3 0-7 0-7 8 0 5 4 5 7 5 17 1 22 5 22 13 0 3 0 5-1 9-12 50-25 99-38 149-29-59-57-118-86-177-3-7-4-7-13-7-15 0-31 0-46 0-7 0-11 0-11 8 0 5 4 5 11 5s15 1 22 1c-15 61-30 123-46 184-2 13-9 22-36 24-1 0-7 0-7 7 0 4 3 5 6 5 11 0 23-1 35-1 8 0 29 1 36 1 4 0 7-1 7-7 0-5-4-5-7-5-23 0-23-10-23-14 0-2 0-4 2-9 15-58 30-117 45-175 33 68 66 136 99 205 3 5 4 5 8 5 6 0 6-1 7-7 16-63 32-126 48-189z">
              <text:p/>
            </draw:path>
          </draw:g>
        </draw:g>
        <draw:g>
          <svg:title>TexMaths</svg:title>
          <svg:desc>14§latex§$I_{a}$§svg§600§TRUE§</svg:desc>
          <draw:g>
            <draw:path draw:style-name="gr3" draw:text-style-name="P3" draw:layer="layout" svg:width="0.225cm" svg:height="0.332cm" svg:x="4.94cm" svg:y="1.572cm" svg:viewBox="0 0 226 333" svg:d="M166 38c4-18 5-23 44-23 12 0 16 0 16-9 0-6-6-6-7-6-14 0-50 1-64 1-16 0-50-1-66-1-3 0-10 0-10 10 0 5 5 5 14 5 21 0 34 0 34 10 0 1 0 3-2 7-21 88-43 176-65 264-4 18-6 22-45 22-11 0-15 0-15 10 0 5 6 5 7 5 14 0 50-1 64-1 15 0 50 1 66 1 4 0 9 0 9-9 0-6-4-6-15-6-8 0-11 0-21 0-10-1-11-4-11-8 0-5 0-9 1-12 22-86 44-173 66-260z">
              <text:p/>
            </draw:path>
            <draw:path draw:style-name="gr3" draw:text-style-name="P3" draw:layer="layout" svg:width="0.173cm" svg:height="0.152cm" svg:x="5.159cm" svg:y="1.829cm" svg:viewBox="0 0 174 153" svg:d="M123 20c-7-12-18-20-35-20-43 0-88 47-88 96 0 34 22 57 52 57 18 0 34-11 48-23 6 21 27 23 35 23 13 0 21-7 27-18 8-14 8-22 12-33 0-6-4-6-5-6-5 0-6 2-7 11-4 17-11 37-25 37-10 0-12-7-12-17 0-6 3-18 5-27s7-23 8-30c2-9 5-18 7-27 1-8 6-25 6-26 0-7-6-11-12-11-5 0-14 4-16 14zM102 107c-3 10-10 17-18 23-3 2-17 14-31 14-13 0-25-9-25-34 0-18 10-56 18-68 15-28 32-34 42-34 24 0 30 27 30 31 0 1 0 3-1 4-5 22-10 43-15 64z">
              <text:p/>
            </draw:path>
          </draw:g>
        </draw:g>
        <draw:line draw:style-name="gr7" draw:text-style-name="P1" draw:layer="layout" svg:x1="1.35cm" svg:y1="3.02cm" svg:x2="2.15cm" svg:y2="3.02cm">
          <text:p/>
        </draw:line>
        <draw:line draw:style-name="gr7" draw:text-style-name="P1" draw:layer="layout" svg:x1="4.743cm" svg:y1="2.06cm" svg:x2="5.543cm" svg:y2="2.06cm">
          <text:p/>
        </draw:line>
        <draw:line draw:style-name="gr7" draw:text-style-name="P1" draw:layer="layout" svg:x1="1.343cm" svg:y1="1.42cm" svg:x2="2.143cm" svg:y2="1.4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21T16:06:58.574761809</dc:date>
    <meta:editing-duration>PT20H50M39S</meta:editing-duration>
    <meta:editing-cycles>46</meta:editing-cycles>
    <meta:generator>LibreOffice/7.3.7.2$Linux_X86_64 LibreOffice_project/30$Build-2</meta:generator>
    <meta:document-statistic meta:object-count="45"/>
  </office:meta>
</office:document-meta>
</file>